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oNumber.StringToNumber(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NumberConverterFactory.getConverter(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oNumber.convert( String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